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P3" style:family="paragraph" style:parent-style-name="Text_20_body" style:list-style-name="L1">
      <style:paragraph-properties fo:margin-top="0cm" fo:margin-bottom="0cm"/>
    </style:style>
    <style:style style:name="P4" style:family="paragraph" style:parent-style-name="Text_20_body" style:list-style-name="L1">
      <style:paragraph-properties fo:margin-top="0cm" fo:margin-bottom="0cm"/>
    </style:style>
    <style:style style:name="P5" style:family="paragraph" style:parent-style-name="Text_20_body" style:list-style-name="L1">
      <style:paragraph-properties fo:margin-top="0cm" fo:margin-bottom="0cm"/>
    </style:style>
    <style:style style:name="P6" style:family="paragraph" style:parent-style-name="Text_20_body" style:list-style-name="L1">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style:text-position="-33% 80%"/>
    </style:style>
    <style:style style:name="T3" style:family="text">
      <style:text-properties style:text-position="33% 80%"/>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InsertionSort</text:span> (Sortieren durch Einfügen) ist ein sehr einfaches vergleichsbasiertes Sortierverfahren. Es hat eine langsamere Laufzeit als die bekannteren Sortierverfahren wie <text:a xlink:type="simple" xlink:href="http://www.wanginator.de/studium/applets/mergesort_de.html">MergeSort</text:a>, <text:a xlink:type="simple" xlink:href="http://www.wanginator.de/studium/applets/quicksort_de.html">QuickSort</text:a> oder <text:a xlink:type="simple" xlink:href="http://www.wanginator.de/studium/applets/heapsort_de.html">HeapSort</text:a>. Dennoch bietet es einige Vorteile:</text:p>
      <text:list text:style-name="L1">
        <text:list-item>
          <text:p text:style-name="P2">sehr einfach zu verstehen und zu implementieren </text:p>
        </text:list-item>
        <text:list-item>
          <text:p text:style-name="P2">sehr schnell bei kleinen Datenmengen </text:p>
        </text:list-item>
        <text:list-item>
          <text:p text:style-name="P2">sehr schnell bei genügend vorsortierten Daten </text:p>
        </text:list-item>
        <text:list-item>
          <text:p text:style-name="P2"><text:span text:style-name="T1">stabil</text:span> (die Reihenfolge von schon sortierten Elementen ändert sich nach Sortierung nicht) </text:p>
        </text:list-item>
        <text:list-item>
          <text:p text:style-name="P2"><text:span text:style-name="T1">in-place</text:span> (bzw. in-situ, d.h. es wird kein zusätzlicher Speicher benötigt) </text:p>
        </text:list-item>
        <text:list-item>
          <text:p text:style-name="P1"><text:span text:style-name="T1">online</text:span> (kann Folge sortieren, während es sie erhält) </text:p>
        </text:list-item>
      </text:list>
      <text:p text:style-name="Text_20_body">Idee</text:p>
      <text:p text:style-name="Text_20_body">Die zu sortierende Folge <text:span text:style-name="Variable">a</text:span><text:span text:style-name="T2">0</text:span>, ... ,<text:span text:style-name="Variable">a</text:span><text:span text:style-name="T2">n-1</text:span> wird am Anfang und nach jedem Iterationsschritt in zwei Folgen aufgeteilt: Der erste Teil <text:span text:style-name="Variable">a</text:span><text:span text:style-name="T2">0</text:span>, ... ,<text:span text:style-name="Variable">a</text:span><text:span text:style-name="T2">i-1</text:span> ist bereits (aufsteigend) sortiert, der zweite Teil <text:span text:style-name="Variable">a</text:span><text:span text:style-name="T2">i</text:span>, ... ,<text:span text:style-name="Variable">a</text:span><text:span text:style-name="T2">n-1</text:span> bleibt noch unsortiert.</text:p>
      <text:p text:style-name="Text_20_body">Am Anfang bildet die leere Menge vorne den ersten Teil und die gesamte unsortierte Folge den zweiten Teil. Das Element <text:span text:style-name="Variable">a</text:span><text:span text:style-name="T2">i</text:span> wird nun als nächstes an die richtige Stelle in den bereits sortierten Teil eingefügt. Damit ist der sortierte Teil um ein Element größer geworden, sodass im nächsten Iterationsschritt dieses Verfahren wiederholt wird, bis zum Schluss alle Elemente im sortierten Teil sich befinden und die Folge sortiert ist.</text:p>
      <text:p text:style-name="Standard"/>
      <text:p text:style-name="Standard"/>
      <text:p text:style-name="Text_20_body">Analyse</text:p>
      <text:p text:style-name="Text_20_body">Die Anzahl der Vergleiche des Verfahren ist abhängig von der Anordnung der Elemente in der unsortierten Folge. Zusätzlich sind Verschiebungen nötig, falls auf einem Array gearbeitet wird, wo die Elemente nach dem neu eingefügten Element verschoben werden. Die Verschiebungen sind vergleichsweise teuer, da das Finden der richtigen Stelle über eine binäre Suche beschleunigt werden kann. Da aber die größeren Elemente alle eins nach rechts rücken müssen, um die Einfügeposition frei zu machen, ist für das Einfügen ohnehin lineare Zeit erforderlich.</text:p>
      <text:p text:style-name="Text_20_body">Im Best Case ist die Folge bereits sortiert, die Laufzeit beträgt dann <text:span text:style-name="Variable">O(n)</text:span>, da jedes einzufügende Element nur ein Vergleich mit dem Element links davon benötigt.</text:p>
      <text:p text:style-name="Text_20_body">Im Average und Worst Case beträgt die Komplexität <text:span text:style-name="Variable">O(n</text:span><text:span text:style-name="Variable"><text:span text:style-name="T3">2</text:span></text:span><text:span text:style-name="Variable">)</text:span>. Der Worst Case trifft ein, wenn das einzufügende Element stets an allererster Stelle eingefügt werden muss (z.B. bei einer invers sortierten Folge) und berechnet sich m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ariable"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17:28</dc:date>
    <meta:editing-cycles>1</meta:editing-cycles>
    <meta:editing-duration>PT32S</meta:editing-duration>
    <meta:user-defined meta:name="Info 1"/>
    <meta:user-defined meta:name="Info 2"/>
    <meta:user-defined meta:name="Info 3"/>
    <meta:user-defined meta:name="Info 4"/>
    <meta:document-statistic meta:table-count="0" meta:image-count="0" meta:object-count="0" meta:page-count="1" meta:paragraph-count="14" meta:word-count="329" meta:character-count="2204"/>
  </office:meta>
</office:document-meta>
</file>